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787cm"/>
    </style:style>
    <style:style style:name="co13" style:family="table-column">
      <style:table-column-properties fo:break-before="auto" style:column-width="2.822cm"/>
    </style:style>
    <style:style style:name="co14" style:family="table-column">
      <style:table-column-properties fo:break-before="auto" style:column-width="2.928cm"/>
    </style:style>
    <style:style style:name="co15" style:family="table-column">
      <style:table-column-properties fo:break-before="auto" style:column-width="3.034cm"/>
    </style:style>
    <style:style style:name="co9" style:family="table-column">
      <style:table-column-properties fo:break-before="auto" style:column-width="2.399cm"/>
    </style:style>
    <style:style style:name="co10" style:family="table-column">
      <style:table-column-properties fo:break-before="auto" style:column-width="2.716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104cm"/>
    </style:style>
    <style:style style:name="co18" style:family="table-column">
      <style:table-column-properties fo:break-before="auto" style:column-width="2.893cm"/>
    </style:style>
    <style:style style:name="co19" style:family="table-column">
      <style:table-column-properties fo:break-before="auto" style:column-width="2.646cm"/>
    </style:style>
    <style:style style:name="co20" style:family="table-column">
      <style:table-column-properties fo:break-before="auto" style:column-width="2.469cm"/>
    </style:style>
    <style:style style:name="ro3" style:family="table-row">
      <style:table-row-properties style:row-height="0.529cm" fo:break-before="auto" style:use-optimal-row-height="true"/>
    </style:style>
    <style:style style:name="ro1" style:family="table-row">
      <style:table-row-properties style:row-height="0.487cm" fo:break-before="auto" style:use-optimal-row-height="true"/>
    </style:style>
    <style:style style:name="ta2" style:family="table" style:master-page-name="PageStyle_5f_VerdeFumê">
      <style:table-properties table:display="true" style:writing-mode="lr-tb" table:tab-color="#70ad47"/>
    </style:style>
    <style:style style:name="ta3" style:family="table" style:master-page-name="PageStyle_5f_Incolor">
      <style:table-properties table:display="true" style:writing-mode="lr-tb" table:tab-color="#4472c4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0" style:family="table-cell" style:parent-style-name="Excel_20_Built-in_20_Output" style:data-style-name="N10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Outpu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Calculation" style:data-style-name="N10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Outpu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0ad47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0.74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f3f3f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Excel_20_Built-in_20_Output" style:data-style-name="N10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Output" style:data-style-name="N10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0.74pt solid #3f3f3f" style:rotation-angle="0" style:rotation-align="none" style:shrink-to-fit="false" fo:border-top="0.74pt solid #3f3f3f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Excel_20_Built-in_20_Calculation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472c4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f3f3f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Excel_20_Built-in_20_Output" style:data-style-name="N10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Excel_20_Built-in_20_Output" style:data-style-name="N10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0.74pt solid #3f3f3f" style:rotation-angle="0" style:rotation-align="none" style:shrink-to-fit="false" fo:border-top="0.74pt solid #3f3f3f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Excel_20_Built-in_20_Calculation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Output" style:data-style-name="N10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Outpu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Calculation" style:data-style-name="N10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Excel_20_Built-in_20_Outpu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0ad47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0.74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color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1008" table:default-cell-style-name="Default"/>
        <table:table-row table:style-name="ro3">
          <table:table-cell table:style-name="ce36" office:value-type="string" calcext:value-type="string">
            <text:p>210x60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60" calcext:value-type="float">
            <text:p>60</text:p>
          </table:table-cell>
          <table:table-cell table:style-name="ce36"/>
          <table:table-cell table:style-name="ce40" table:number-columns-repeated="7"/>
          <table:table-cell table:style-name="ce41"/>
          <table:table-cell table:style-name="ce36"/>
          <table:table-cell table:style-name="ce43" table:number-columns-repeated="3"/>
          <table:table-cell table:number-columns-repeated="1008"/>
        </table:table-row>
        <table:table-row table:style-name="ro3">
          <table:table-cell table:style-name="ce36" office:value-type="string" calcext:value-type="string">
            <text:p>210x70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70" calcext:value-type="float">
            <text:p>70</text:p>
          </table:table-cell>
          <table:table-cell table:style-name="ce36"/>
          <table:table-cell table:style-name="ce40" table:number-columns-repeated="7"/>
          <table:table-cell table:style-name="ce41" table:number-columns-repeated="2"/>
          <table:table-cell table:style-name="ce44" table:number-columns-repeated="3"/>
          <table:table-cell table:number-columns-repeated="1008"/>
        </table:table-row>
        <table:table-row table:style-name="ro3">
          <table:table-cell table:style-name="ce36" office:value-type="string" calcext:value-type="string">
            <text:p>210x80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80" calcext:value-type="float">
            <text:p>80</text:p>
          </table:table-cell>
          <table:table-cell table:style-name="ce36"/>
          <table:table-cell table:style-name="ce40" table:number-columns-repeated="7"/>
          <table:table-cell table:style-name="ce41" table:number-columns-repeated="2"/>
          <table:table-cell table:style-name="ce45" table:number-columns-repeated="2"/>
          <table:table-cell table:number-columns-repeated="1009"/>
        </table:table-row>
        <table:table-row table:style-name="ro3">
          <table:table-cell table:style-name="ce36" office:value-type="string" calcext:value-type="string">
            <text:p>210x90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90" calcext:value-type="float">
            <text:p>90</text:p>
          </table:table-cell>
          <table:table-cell table:style-name="ce36"/>
          <table:table-cell table:style-name="ce40" table:number-columns-repeated="7"/>
          <table:table-cell table:style-name="ce41" table:number-columns-repeated="2"/>
          <table:table-cell table:style-name="ce46" table:number-columns-repeated="2"/>
          <table:table-cell table:number-columns-repeated="1009"/>
        </table:table-row>
        <table:table-row table:style-name="ro3">
          <table:table-cell table:style-name="ce36" office:value-type="string" calcext:value-type="string">
            <text:p>210x100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100" calcext:value-type="float">
            <text:p>100</text:p>
          </table:table-cell>
          <table:table-cell table:style-name="ce36"/>
          <table:table-cell table:style-name="ce40" table:number-columns-repeated="7"/>
          <table:table-cell table:style-name="ce41" table:number-columns-repeated="2"/>
          <table:table-cell table:style-name="ce45" table:number-columns-repeated="2"/>
          <table:table-cell table:number-columns-repeated="1009"/>
        </table:table-row>
        <table:table-row table:style-name="ro3">
          <table:table-cell table:style-name="ce36" office:value-type="string" calcext:value-type="string">
            <text:p>210x110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110" calcext:value-type="float">
            <text:p>110</text:p>
          </table:table-cell>
          <table:table-cell table:style-name="ce36"/>
          <table:table-cell table:style-name="ce40" table:number-columns-repeated="7"/>
          <table:table-cell table:style-name="ce41" table:number-columns-repeated="2"/>
          <table:table-cell table:style-name="ce46" table:number-columns-repeated="2"/>
          <table:table-cell table:number-columns-repeated="1009"/>
        </table:table-row>
        <table:table-row table:style-name="ro3">
          <table:table-cell table:style-name="ce37"/>
          <table:table-cell table:style-name="ce36" table:number-columns-repeated="3"/>
          <table:table-cell table:style-name="ce40" table:number-columns-repeated="7"/>
          <table:table-cell table:style-name="ce41" table:number-columns-repeated="2"/>
          <table:table-cell table:style-name="ce45" table:number-columns-repeated="2"/>
          <table:table-cell table:number-columns-repeated="1009"/>
        </table:table-row>
        <table:table-row table:style-name="ro3">
          <table:table-cell table:style-name="ce36" table:number-columns-repeated="12"/>
          <table:table-cell table:style-name="ce41"/>
          <table:table-cell table:style-name="ce46"/>
          <table:table-cell table:style-name="ce49"/>
          <table:table-cell table:number-columns-repeated="1009"/>
        </table:table-row>
        <table:table-row table:style-name="ro3">
          <table:table-cell table:style-name="ce38" table:number-columns-spanned="12" table:number-rows-spanned="1"/>
          <table:covered-table-cell table:number-columns-repeated="10" table:style-name="ce39"/>
          <table:covered-table-cell table:style-name="ce42"/>
          <table:table-cell table:style-name="ce36"/>
          <table:table-cell table:style-name="ce43"/>
          <table:table-cell table:style-name="ce45"/>
          <table:table-cell table:number-columns-repeated="1009"/>
        </table:table-row>
        <table:table-row table:style-name="ro3">
          <table:table-cell table:style-name="ce36" table:number-columns-repeated="8"/>
          <table:table-cell table:style-name="ce40"/>
          <table:table-cell table:style-name="ce36" table:number-columns-repeated="3"/>
          <table:table-cell table:style-name="ce41"/>
          <table:table-cell table:style-name="ce47"/>
          <table:table-cell table:style-name="ce44"/>
          <table:table-cell table:number-columns-repeated="1009"/>
        </table:table-row>
        <table:table-row table:style-name="ro3">
          <table:table-cell table:style-name="ce36" table:number-columns-repeated="4"/>
          <table:table-cell table:style-name="ce40" table:number-columns-repeated="7"/>
          <table:table-cell table:style-name="ce41"/>
          <table:table-cell table:style-name="ce36"/>
          <table:table-cell/>
          <table:table-cell table:style-name="ce48"/>
          <table:table-cell table:number-columns-repeated="1009"/>
        </table:table-row>
        <table:table-row table:style-name="ro3" table:number-rows-repeated="5">
          <table:table-cell table:style-name="ce36" table:number-columns-repeated="4"/>
          <table:table-cell table:style-name="ce40" table:number-columns-repeated="7"/>
          <table:table-cell table:style-name="ce41" table:number-columns-repeated="2"/>
          <table:table-cell table:style-name="ce48" table:number-columns-repeated="2"/>
          <table:table-cell table:number-columns-repeated="1009"/>
        </table:table-row>
        <table:table-row table:style-name="ro3">
          <table:table-cell table:number-columns-repeated="12"/>
          <table:table-cell table:style-name="ce41"/>
          <table:table-cell table:number-columns-repeated="101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deFumê" table:style-name="ta2">
        <table:table-column table:style-name="co1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2" table:number-columns-repeated="1008" table:default-cell-style-name="Default"/>
        <table:table-row table:style-name="ro3">
          <table:table-cell table:style-name="ce50" office:value-type="string" calcext:value-type="string" table:number-columns-spanned="12" table:number-rows-spanned="1">
            <text:p>TABELA PORTA DE ABRIR VERDE/FUMÊ</text:p>
          </table:table-cell>
          <table:covered-table-cell table:number-columns-repeated="10" table:style-name="ce52"/>
          <table:covered-table-cell table:style-name="ce53"/>
          <table:table-cell table:style-name="ce36"/>
          <table:table-cell/>
          <table:table-cell table:style-name="ce48"/>
          <table:table-cell table:number-columns-repeated="1009"/>
        </table:table-row>
        <table:table-row table:style-name="ro3">
          <table:table-cell table:style-name="ce36" office:value-type="string" calcext:value-type="string">
            <text:p>Medida</text:p>
          </table:table-cell>
          <table:table-cell table:style-name="ce36" office:value-type="string" calcext:value-type="string">
            <text:p>Altura</text:p>
          </table:table-cell>
          <table:table-cell table:style-name="ce36" office:value-type="string" calcext:value-type="string">
            <text:p>Largura</text:p>
          </table:table-cell>
          <table:table-cell table:style-name="ce36" office:value-type="string" calcext:value-type="string">
            <text:p>M²</text:p>
          </table:table-cell>
          <table:table-cell table:style-name="ce36" office:value-type="string" calcext:value-type="string">
            <text:p>Kit</text:p>
          </table:table-cell>
          <table:table-cell table:style-name="ce36" office:value-type="string" calcext:value-type="string">
            <text:p>Custo</text:p>
          </table:table-cell>
          <table:table-cell table:style-name="ce36" office:value-type="string" calcext:value-type="string">
            <text:p>À Vista Din</text:p>
          </table:table-cell>
          <table:table-cell table:style-name="ce36" office:value-type="string" calcext:value-type="string">
            <text:p>À Vista C</text:p>
          </table:table-cell>
          <table:table-cell table:style-name="ce40" office:value-type="string" calcext:value-type="string">
            <text:p>Parc 4x</text:p>
          </table:table-cell>
          <table:table-cell table:style-name="ce36" office:value-type="string" calcext:value-type="string">
            <text:p>Parc 6x</text:p>
          </table:table-cell>
          <table:table-cell table:style-name="ce36" office:value-type="string" calcext:value-type="string">
            <text:p>Parc 10x</text:p>
          </table:table-cell>
          <table:table-cell table:style-name="ce36" office:value-type="string" calcext:value-type="string">
            <text:p>Parc 12x</text:p>
          </table:table-cell>
          <table:table-cell table:style-name="ce36" office:value-type="string" calcext:value-type="string">
            <text:p>Lucro</text:p>
          </table:table-cell>
          <table:table-cell table:style-name="ce43" office:value-type="string" calcext:value-type="string">
            <text:p>Custo M²</text:p>
          </table:table-cell>
          <table:table-cell table:style-name="ce43" office:value-type="string" calcext:value-type="string">
            <text:p>M.D.O</text:p>
          </table:table-cell>
          <table:table-cell table:style-name="ce43" office:value-type="string" calcext:value-type="string">
            <text:p>M.D.O Eng</text:p>
          </table:table-cell>
          <table:table-cell table:number-columns-repeated="1008"/>
        </table:table-row>
        <table:table-row table:style-name="ro3">
          <table:table-cell table:style-name="ce36" office:value-type="string" calcext:value-type="string">
            <text:p>210x60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60" calcext:value-type="float">
            <text:p>60</text:p>
          </table:table-cell>
          <table:table-cell table:style-name="ce36" table:formula="of:=([.B3]*[.C3])/10000" office:value-type="float" office:value="1.26" calcext:value-type="float">
            <text:p>1,26</text:p>
          </table:table-cell>
          <table:table-cell table:style-name="ce40" office:value-type="float" office:value="125" calcext:value-type="float">
            <text:p>R$125,00</text:p>
          </table:table-cell>
          <table:table-cell table:style-name="ce40" table:formula="of:=([.D3]*[.$N$3])+[.E3]+[.$O$3]" office:value-type="float" office:value="337.3" calcext:value-type="float">
            <text:p>R$337,30</text:p>
          </table:table-cell>
          <table:table-cell table:style-name="ce40" table:formula="of:=[.F3]+[.F3]*[.$O$9]" office:value-type="float" office:value="505.95" calcext:value-type="float">
            <text:p>R$505,95</text:p>
          </table:table-cell>
          <table:table-cell table:style-name="ce40" table:formula="of:=([.G3]/(1-[.$N$5]))" office:value-type="float" office:value="532.242794024826" calcext:value-type="float">
            <text:p>R$532,24</text:p>
          </table:table-cell>
          <table:table-cell table:style-name="ce40" table:formula="of:=([.G3]/(1-[.$O$5]))" office:value-type="float" office:value="547.742773627801" calcext:value-type="float">
            <text:p>R$547,74</text:p>
          </table:table-cell>
          <table:table-cell table:style-name="ce40" table:formula="of:=([.G3]/(1-[.$N$7]))" office:value-type="float" office:value="557.397818662554" calcext:value-type="float">
            <text:p>R$557,40</text:p>
          </table:table-cell>
          <table:table-cell table:style-name="ce40" table:formula="of:=([.G3]/(1-[.$O$7]))" office:value-type="float" office:value="578.75772134523" calcext:value-type="float">
            <text:p>R$578,76</text:p>
          </table:table-cell>
          <table:table-cell table:style-name="ce41" table:formula="of:=([.G3]/(1-[.$N$9]))" office:value-type="float" office:value="589.82280251807" calcext:value-type="float">
            <text:p>R$ 589,82</text:p>
          </table:table-cell>
          <table:table-cell table:style-name="ce41" table:formula="of:=[.G3]-[.F3]" office:value-type="float" office:value="168.65" calcext:value-type="float">
            <text:p>R$ 168,65</text:p>
          </table:table-cell>
          <table:table-cell table:style-name="ce44" table:formula="of:=['file:///home/toledo/PycharmProjects/xlsxReader/tables/Fornecedores.xlsx'#$Planilha.$H$19]" office:value-type="float" office:value="105" calcext:value-type="float">
            <text:p>R$ 105,00</text:p>
          </table:table-cell>
          <table:table-cell table:style-name="ce44" office:value-type="float" office:value="80" calcext:value-type="float">
            <text:p>R$ 80,00</text:p>
          </table:table-cell>
          <table:table-cell table:style-name="ce44" office:value-type="float" office:value="100" calcext:value-type="float">
            <text:p>R$ 100,00</text:p>
          </table:table-cell>
          <table:table-cell table:number-columns-repeated="1008"/>
        </table:table-row>
        <table:table-row table:style-name="ro3">
          <table:table-cell table:style-name="ce36" office:value-type="string" calcext:value-type="string">
            <text:p>210x70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formula="of:=([.B4]*[.C4])/10000" office:value-type="float" office:value="1.47" calcext:value-type="float">
            <text:p>1,47</text:p>
          </table:table-cell>
          <table:table-cell table:style-name="ce40" office:value-type="float" office:value="125" calcext:value-type="float">
            <text:p>R$125,00</text:p>
          </table:table-cell>
          <table:table-cell table:style-name="ce40" table:formula="of:=([.D4]*[.$N$3])+[.E4]+[.$O$3]" office:value-type="float" office:value="359.35" calcext:value-type="float">
            <text:p>R$359,35</text:p>
          </table:table-cell>
          <table:table-cell table:style-name="ce40" table:formula="of:=[.F4]+[.F4]*[.$O$9]" office:value-type="float" office:value="539.025" calcext:value-type="float">
            <text:p>R$539,03</text:p>
          </table:table-cell>
          <table:table-cell table:style-name="ce40" table:formula="of:=([.G4]/(1-[.$N$5]))" office:value-type="float" office:value="567.036608457816" calcext:value-type="float">
            <text:p>R$567,04</text:p>
          </table:table-cell>
          <table:table-cell table:style-name="ce40" table:formula="of:=([.G4]/(1-[.$O$5]))" office:value-type="float" office:value="583.549853848652" calcext:value-type="float">
            <text:p>R$583,55</text:p>
          </table:table-cell>
          <table:table-cell table:style-name="ce40" table:formula="of:=([.G4]/(1-[.$N$7]))" office:value-type="float" office:value="593.836069185855" calcext:value-type="float">
            <text:p>R$593,84</text:p>
          </table:table-cell>
          <table:table-cell table:style-name="ce40" table:formula="of:=([.G4]/(1-[.$O$7]))" office:value-type="float" office:value="616.59231297186" calcext:value-type="float">
            <text:p>R$616,59</text:p>
          </table:table-cell>
          <table:table-cell table:style-name="ce41" table:formula="of:=([.G4]/(1-[.$N$9]))" office:value-type="float" office:value="628.380741431569" calcext:value-type="float">
            <text:p>R$ 628,38</text:p>
          </table:table-cell>
          <table:table-cell table:style-name="ce41" table:formula="of:=[.G4]-[.F4]" office:value-type="float" office:value="179.675" calcext:value-type="float">
            <text:p>R$ 179,68</text:p>
          </table:table-cell>
          <table:table-cell table:style-name="ce45" office:value-type="string" calcext:value-type="string">
            <text:p>Tx 1x</text:p>
          </table:table-cell>
          <table:table-cell table:style-name="ce45" office:value-type="string" calcext:value-type="string">
            <text:p>Tx 4x</text:p>
          </table:table-cell>
          <table:table-cell table:number-columns-repeated="1009"/>
        </table:table-row>
        <table:table-row table:style-name="ro3">
          <table:table-cell table:style-name="ce36" office:value-type="string" calcext:value-type="string">
            <text:p>210x80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80" calcext:value-type="float">
            <text:p>80</text:p>
          </table:table-cell>
          <table:table-cell table:style-name="ce36" table:formula="of:=([.B5]*[.C5])/10000" office:value-type="float" office:value="1.68" calcext:value-type="float">
            <text:p>1,68</text:p>
          </table:table-cell>
          <table:table-cell table:style-name="ce40" office:value-type="float" office:value="125" calcext:value-type="float">
            <text:p>R$125,00</text:p>
          </table:table-cell>
          <table:table-cell table:style-name="ce40" table:formula="of:=([.D5]*[.$N$3])+[.E5]+[.$O$3]" office:value-type="float" office:value="381.4" calcext:value-type="float">
            <text:p>R$381,40</text:p>
          </table:table-cell>
          <table:table-cell table:style-name="ce40" table:formula="of:=[.F5]+[.F5]*[.$O$9]" office:value-type="float" office:value="572.1" calcext:value-type="float">
            <text:p>R$572,10</text:p>
          </table:table-cell>
          <table:table-cell table:style-name="ce40" table:formula="of:=([.G5]/(1-[.$N$5]))" office:value-type="float" office:value="601.830422890806" calcext:value-type="float">
            <text:p>R$601,83</text:p>
          </table:table-cell>
          <table:table-cell table:style-name="ce40" table:formula="of:=([.G5]/(1-[.$O$5]))" office:value-type="float" office:value="619.356934069503" calcext:value-type="float">
            <text:p>R$619,36</text:p>
          </table:table-cell>
          <table:table-cell table:style-name="ce40" table:formula="of:=([.G5]/(1-[.$N$7]))" office:value-type="float" office:value="630.274319709155" calcext:value-type="float">
            <text:p>R$630,27</text:p>
          </table:table-cell>
          <table:table-cell table:style-name="ce40" table:formula="of:=([.G5]/(1-[.$O$7]))" office:value-type="float" office:value="654.42690459849" calcext:value-type="float">
            <text:p>R$654,43</text:p>
          </table:table-cell>
          <table:table-cell table:style-name="ce41" table:formula="of:=([.G5]/(1-[.$N$9]))" office:value-type="float" office:value="666.938680345069" calcext:value-type="float">
            <text:p>R$ 666,94</text:p>
          </table:table-cell>
          <table:table-cell table:style-name="ce41" table:formula="of:=[.G5]-[.F5]" office:value-type="float" office:value="190.7" calcext:value-type="float">
            <text:p>R$ 190,70</text:p>
          </table:table-cell>
          <table:table-cell table:style-name="ce46" office:value-type="percentage" office:value="0.0494" calcext:value-type="percentage">
            <text:p>4,94%</text:p>
          </table:table-cell>
          <table:table-cell table:style-name="ce46" office:value-type="percentage" office:value="0.0763" calcext:value-type="percentage">
            <text:p>7,63%</text:p>
          </table:table-cell>
          <table:table-cell table:number-columns-repeated="1009"/>
        </table:table-row>
        <table:table-row table:style-name="ro3">
          <table:table-cell table:style-name="ce36" office:value-type="string" calcext:value-type="string">
            <text:p>210x90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90" calcext:value-type="float">
            <text:p>90</text:p>
          </table:table-cell>
          <table:table-cell table:style-name="ce36" table:formula="of:=([.B6]*[.C6])/10000" office:value-type="float" office:value="1.89" calcext:value-type="float">
            <text:p>1,89</text:p>
          </table:table-cell>
          <table:table-cell table:style-name="ce40" office:value-type="float" office:value="125" calcext:value-type="float">
            <text:p>R$125,00</text:p>
          </table:table-cell>
          <table:table-cell table:style-name="ce40" table:formula="of:=([.D6]*[.$N$3])+[.E6]+[.$P$3]" office:value-type="float" office:value="423.45" calcext:value-type="float">
            <text:p>R$423,45</text:p>
          </table:table-cell>
          <table:table-cell table:style-name="ce40" table:formula="of:=[.F6]+[.F6]*[.$O$9]" office:value-type="float" office:value="635.175" calcext:value-type="float">
            <text:p>R$635,18</text:p>
          </table:table-cell>
          <table:table-cell table:style-name="ce40" table:formula="of:=([.G6]/(1-[.$N$5]))" office:value-type="float" office:value="668.183252682516" calcext:value-type="float">
            <text:p>R$668,18</text:p>
          </table:table-cell>
          <table:table-cell table:style-name="ce40" table:formula="of:=([.G6]/(1-[.$O$5]))" office:value-type="float" office:value="687.642091588178" calcext:value-type="float">
            <text:p>R$687,64</text:p>
          </table:table-cell>
          <table:table-cell table:style-name="ce40" table:formula="of:=([.G6]/(1-[.$N$7]))" office:value-type="float" office:value="699.763137600529" calcext:value-type="float">
            <text:p>R$699,76</text:p>
          </table:table-cell>
          <table:table-cell table:style-name="ce40" table:formula="of:=([.G6]/(1-[.$O$7]))" office:value-type="float" office:value="726.578586135896" calcext:value-type="float">
            <text:p>R$726,58</text:p>
          </table:table-cell>
          <table:table-cell table:style-name="ce41" table:formula="of:=([.G6]/(1-[.$N$9]))" office:value-type="float" office:value="740.469806481697" calcext:value-type="float">
            <text:p>R$ 740,47</text:p>
          </table:table-cell>
          <table:table-cell table:style-name="ce41" table:formula="of:=[.G6]-[.F6]" office:value-type="float" office:value="211.725" calcext:value-type="float">
            <text:p>R$ 211,73</text:p>
          </table:table-cell>
          <table:table-cell table:style-name="ce45" office:value-type="string" calcext:value-type="string">
            <text:p>Tx 6x</text:p>
          </table:table-cell>
          <table:table-cell table:style-name="ce45" office:value-type="string" calcext:value-type="string">
            <text:p>Tx 10x</text:p>
          </table:table-cell>
          <table:table-cell table:number-columns-repeated="1009"/>
        </table:table-row>
        <table:table-row table:style-name="ro3">
          <table:table-cell table:style-name="ce36" office:value-type="string" calcext:value-type="string">
            <text:p>210x100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table:formula="of:=([.B7]*[.C7])/10000" office:value-type="float" office:value="2.1" calcext:value-type="float">
            <text:p>2,1</text:p>
          </table:table-cell>
          <table:table-cell table:style-name="ce40" office:value-type="float" office:value="125" calcext:value-type="float">
            <text:p>R$125,00</text:p>
          </table:table-cell>
          <table:table-cell table:style-name="ce40" table:formula="of:=([.D7]*[.$O$11])+[.E7]+[.$P$3]" office:value-type="float" office:value="487.5" calcext:value-type="float">
            <text:p>R$487,50</text:p>
          </table:table-cell>
          <table:table-cell table:style-name="ce40" table:formula="of:=[.F7]+[.F7]*[.$O$9]" office:value-type="float" office:value="731.25" calcext:value-type="float">
            <text:p>R$731,25</text:p>
          </table:table-cell>
          <table:table-cell table:style-name="ce40" table:formula="of:=([.G7]/(1-[.$N$5]))" office:value-type="float" office:value="769.25099936882" calcext:value-type="float">
            <text:p>R$769,25</text:p>
          </table:table-cell>
          <table:table-cell table:style-name="ce40" table:formula="of:=([.G7]/(1-[.$O$5]))" office:value-type="float" office:value="791.653134134459" calcext:value-type="float">
            <text:p>R$791,65</text:p>
          </table:table-cell>
          <table:table-cell table:style-name="ce40" table:formula="of:=([.G7]/(1-[.$N$7]))" office:value-type="float" office:value="805.607579596783" calcext:value-type="float">
            <text:p>R$805,61</text:p>
          </table:table-cell>
          <table:table-cell table:style-name="ce40" table:formula="of:=([.G7]/(1-[.$O$7]))" office:value-type="float" office:value="836.479066575154" calcext:value-type="float">
            <text:p>R$836,48</text:p>
          </table:table-cell>
          <table:table-cell table:style-name="ce41" table:formula="of:=([.G7]/(1-[.$N$9]))" office:value-type="float" office:value="852.471438563768" calcext:value-type="float">
            <text:p>R$ 852,47</text:p>
          </table:table-cell>
          <table:table-cell table:style-name="ce41" table:formula="of:=[.G7]-[.F7]" office:value-type="float" office:value="243.75" calcext:value-type="float">
            <text:p>R$ 243,75</text:p>
          </table:table-cell>
          <table:table-cell table:style-name="ce46" office:value-type="percentage" office:value="0.0923" calcext:value-type="percentage">
            <text:p>9,23%</text:p>
          </table:table-cell>
          <table:table-cell table:style-name="ce46" office:value-type="percentage" office:value="0.1258" calcext:value-type="percentage">
            <text:p>12,58%</text:p>
          </table:table-cell>
          <table:table-cell table:number-columns-repeated="1009"/>
        </table:table-row>
        <table:table-row table:style-name="ro3">
          <table:table-cell table:style-name="ce51" office:value-type="string" calcext:value-type="string">
            <text:p>ENGENHARIA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78" calcext:value-type="float">
            <text:p>78</text:p>
          </table:table-cell>
          <table:table-cell table:style-name="ce36" table:formula="of:=([.B8]*[.C8])/10000" office:value-type="float" office:value="1.6068" calcext:value-type="float">
            <text:p>1,6068</text:p>
          </table:table-cell>
          <table:table-cell table:style-name="ce40" office:value-type="float" office:value="126" calcext:value-type="float">
            <text:p>R$126,00</text:p>
          </table:table-cell>
          <table:table-cell table:style-name="ce40" table:formula="of:=([.D8]*[.$O$11])+[.E8]+[.$P$3]" office:value-type="float" office:value="426.85" calcext:value-type="float">
            <text:p>R$426,85</text:p>
          </table:table-cell>
          <table:table-cell table:style-name="ce40" table:formula="of:=[.F8]+[.F8]*[.$O$9]" office:value-type="float" office:value="640.275" calcext:value-type="float">
            <text:p>R$640,28</text:p>
          </table:table-cell>
          <table:table-cell table:style-name="ce40" table:formula="of:=([.G8]/(1-[.$N$5]))" office:value-type="float" office:value="673.548285293499" calcext:value-type="float">
            <text:p>R$673,55</text:p>
          </table:table-cell>
          <table:table-cell table:style-name="ce40" table:formula="of:=([.G8]/(1-[.$O$5]))" office:value-type="float" office:value="693.163364728808" calcext:value-type="float">
            <text:p>R$693,16</text:p>
          </table:table-cell>
          <table:table-cell table:style-name="ce40" table:formula="of:=([.G8]/(1-[.$N$7]))" office:value-type="float" office:value="705.381734053101" calcext:value-type="float">
            <text:p>R$705,38</text:p>
          </table:table-cell>
          <table:table-cell table:style-name="ce40" table:formula="of:=([.G8]/(1-[.$O$7]))" office:value-type="float" office:value="732.412491420728" calcext:value-type="float">
            <text:p>R$732,41</text:p>
          </table:table-cell>
          <table:table-cell table:style-name="ce41" table:formula="of:=([.G8]/(1-[.$N$9]))" office:value-type="float" office:value="746.415248309629" calcext:value-type="float">
            <text:p>R$ 746,42</text:p>
          </table:table-cell>
          <table:table-cell table:style-name="ce41" table:formula="of:=[.G8]-[.F8]" office:value-type="float" office:value="213.425" calcext:value-type="float">
            <text:p>R$ 213,43</text:p>
          </table:table-cell>
          <table:table-cell table:style-name="ce45" office:value-type="string" calcext:value-type="string">
            <text:p>Tx 12x</text:p>
          </table:table-cell>
          <table:table-cell table:style-name="ce45" office:value-type="string" calcext:value-type="string">
            <text:p>Ganho %</text:p>
          </table:table-cell>
          <table:table-cell table:number-columns-repeated="1009"/>
        </table:table-row>
        <table:table-row table:style-name="ro3">
          <table:table-cell table:style-name="ce36" table:number-columns-repeated="4"/>
          <table:table-cell table:style-name="ce40" table:number-columns-repeated="7"/>
          <table:table-cell table:style-name="ce41" table:number-columns-repeated="2"/>
          <table:table-cell table:style-name="ce46" office:value-type="percentage" office:value="0.1422" calcext:value-type="percentage">
            <text:p>14,22%</text:p>
          </table:table-cell>
          <table:table-cell table:style-name="ce49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3">
          <table:table-cell table:style-name="ce36" table:number-columns-repeated="13"/>
          <table:table-cell table:style-name="ce43" office:value-type="string" calcext:value-type="string">
            <text:p>Jat M²</text:p>
          </table:table-cell>
          <table:table-cell table:style-name="ce45" office:value-type="string" calcext:value-type="string">
            <text:p>Custo M² E</text:p>
          </table:table-cell>
          <table:table-cell table:number-columns-repeated="1009"/>
        </table:table-row>
        <table:table-row table:style-name="ro3">
          <table:table-cell table:style-name="ce38" office:value-type="string" calcext:value-type="string" table:number-columns-spanned="12" table:number-rows-spanned="1">
            <text:p>JATEADO</text:p>
          </table:table-cell>
          <table:covered-table-cell table:number-columns-repeated="10" table:style-name="ce39"/>
          <table:covered-table-cell table:style-name="ce42"/>
          <table:table-cell table:style-name="ce41"/>
          <table:table-cell table:style-name="ce47" office:value-type="float" office:value="80" calcext:value-type="float">
            <text:p>R$ 80,00</text:p>
          </table:table-cell>
          <table:table-cell table:style-name="ce44" table:formula="of:=['file:///home/toledo/PycharmProjects/xlsxReader/tables/Fornecedores.xlsx'#$Planilha.$H$16]" office:value-type="float" office:value="125" calcext:value-type="float">
            <text:p>R$ 125,00</text:p>
          </table:table-cell>
          <table:table-cell table:number-columns-repeated="1009"/>
        </table:table-row>
        <table:table-row table:style-name="ro3">
          <table:table-cell table:style-name="ce36" office:value-type="string" calcext:value-type="string">
            <text:p>Medida</text:p>
          </table:table-cell>
          <table:table-cell table:style-name="ce36" office:value-type="string" calcext:value-type="string">
            <text:p>Altura</text:p>
          </table:table-cell>
          <table:table-cell table:style-name="ce36" office:value-type="string" calcext:value-type="string">
            <text:p>Largura</text:p>
          </table:table-cell>
          <table:table-cell table:style-name="ce36" office:value-type="string" calcext:value-type="string">
            <text:p>M²</text:p>
          </table:table-cell>
          <table:table-cell table:style-name="ce36" office:value-type="string" calcext:value-type="string">
            <text:p>Kit</text:p>
          </table:table-cell>
          <table:table-cell table:style-name="ce36" office:value-type="string" calcext:value-type="string">
            <text:p>Custo</text:p>
          </table:table-cell>
          <table:table-cell table:style-name="ce36" office:value-type="string" calcext:value-type="string">
            <text:p>À Vista Din</text:p>
          </table:table-cell>
          <table:table-cell table:style-name="ce36" office:value-type="string" calcext:value-type="string">
            <text:p>À Vista C</text:p>
          </table:table-cell>
          <table:table-cell table:style-name="ce40" office:value-type="string" calcext:value-type="string">
            <text:p>Parc 4x</text:p>
          </table:table-cell>
          <table:table-cell table:style-name="ce36" office:value-type="string" calcext:value-type="string">
            <text:p>Parc 6x</text:p>
          </table:table-cell>
          <table:table-cell table:style-name="ce36" office:value-type="string" calcext:value-type="string">
            <text:p>Parc 10x</text:p>
          </table:table-cell>
          <table:table-cell table:style-name="ce36" office:value-type="string" calcext:value-type="string">
            <text:p>Parc 12x</text:p>
          </table:table-cell>
          <table:table-cell table:style-name="ce36" office:value-type="string" calcext:value-type="string">
            <text:p>Lucro</text:p>
          </table:table-cell>
          <table:table-cell/>
          <table:table-cell table:style-name="ce48"/>
          <table:table-cell table:number-columns-repeated="1009"/>
        </table:table-row>
        <table:table-row table:style-name="ro3">
          <table:table-cell table:style-name="ce36" office:value-type="string" calcext:value-type="string">
            <text:p>210x60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60" calcext:value-type="float">
            <text:p>60</text:p>
          </table:table-cell>
          <table:table-cell table:style-name="ce36" table:formula="of:=([.B13]*[.C13])/10000" office:value-type="float" office:value="1.26" calcext:value-type="float">
            <text:p>1,26</text:p>
          </table:table-cell>
          <table:table-cell table:style-name="ce40" office:value-type="float" office:value="125" calcext:value-type="float">
            <text:p>R$125,00</text:p>
          </table:table-cell>
          <table:table-cell table:style-name="ce40" table:formula="of:=([.D13]*[.$N$3])+[.E13]+[.$O$3]+([.D13]*[.$N$11])" office:value-type="float" office:value="438.1" calcext:value-type="float">
            <text:p>R$438,10</text:p>
          </table:table-cell>
          <table:table-cell table:style-name="ce40" table:formula="of:=[.F13]+[.F13]*[.$O$9]" office:value-type="float" office:value="657.15" calcext:value-type="float">
            <text:p>R$657,15</text:p>
          </table:table-cell>
          <table:table-cell table:style-name="ce40" table:formula="of:=([.G13]/(1-[.$N$5]))" office:value-type="float" office:value="691.300231432779" calcext:value-type="float">
            <text:p>R$691,30</text:p>
          </table:table-cell>
          <table:table-cell table:style-name="ce40" table:formula="of:=([.G13]/(1-[.$O$5]))" office:value-type="float" office:value="711.432283208834" calcext:value-type="float">
            <text:p>R$711,43</text:p>
          </table:table-cell>
          <table:table-cell table:style-name="ce40" table:formula="of:=([.G13]/(1-[.$N$7]))" office:value-type="float" office:value="723.972678197643" calcext:value-type="float">
            <text:p>R$723,97</text:p>
          </table:table-cell>
          <table:table-cell table:style-name="ce40" table:formula="of:=([.G13]/(1-[.$O$7]))" office:value-type="float" office:value="751.715854495539" calcext:value-type="float">
            <text:p>R$751,72</text:p>
          </table:table-cell>
          <table:table-cell table:style-name="ce41" table:formula="of:=([.G13]/(1-[.$N$9]))" office:value-type="float" office:value="766.087666122639" calcext:value-type="float">
            <text:p>R$ 766,09</text:p>
          </table:table-cell>
          <table:table-cell table:style-name="ce41" table:formula="of:=[.G13]-[.F13]" office:value-type="float" office:value="219.05" calcext:value-type="float">
            <text:p>R$ 219,05</text:p>
          </table:table-cell>
          <table:table-cell table:style-name="ce48" table:number-columns-repeated="2"/>
          <table:table-cell table:number-columns-repeated="1009"/>
        </table:table-row>
        <table:table-row table:style-name="ro3">
          <table:table-cell table:style-name="ce36" office:value-type="string" calcext:value-type="string">
            <text:p>210x70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formula="of:=([.B14]*[.C14])/10000" office:value-type="float" office:value="1.47" calcext:value-type="float">
            <text:p>1,47</text:p>
          </table:table-cell>
          <table:table-cell table:style-name="ce40" office:value-type="float" office:value="125" calcext:value-type="float">
            <text:p>R$125,00</text:p>
          </table:table-cell>
          <table:table-cell table:style-name="ce40" table:formula="of:=([.D14]*[.$N$3])+[.E14]+[.$O$3]+([.D14]*[.$N$11])" office:value-type="float" office:value="476.95" calcext:value-type="float">
            <text:p>R$476,95</text:p>
          </table:table-cell>
          <table:table-cell table:style-name="ce40" table:formula="of:=[.F14]+[.F14]*[.$O$9]" office:value-type="float" office:value="715.425" calcext:value-type="float">
            <text:p>R$715,43</text:p>
          </table:table-cell>
          <table:table-cell table:style-name="ce40" table:formula="of:=([.G14]/(1-[.$N$5]))" office:value-type="float" office:value="752.603618767095" calcext:value-type="float">
            <text:p>R$752,60</text:p>
          </table:table-cell>
          <table:table-cell table:style-name="ce40" table:formula="of:=([.G14]/(1-[.$O$5]))" office:value-type="float" office:value="774.520948359857" calcext:value-type="float">
            <text:p>R$774,52</text:p>
          </table:table-cell>
          <table:table-cell table:style-name="ce40" table:formula="of:=([.G14]/(1-[.$N$7]))" office:value-type="float" office:value="788.173405310125" calcext:value-type="float">
            <text:p>R$788,17</text:p>
          </table:table-cell>
          <table:table-cell table:style-name="ce40" table:formula="of:=([.G14]/(1-[.$O$7]))" office:value-type="float" office:value="818.37680164722" calcext:value-type="float">
            <text:p>R$818,38</text:p>
          </table:table-cell>
          <table:table-cell table:style-name="ce41" table:formula="of:=([.G14]/(1-[.$N$9]))" office:value-type="float" office:value="834.023082303567" calcext:value-type="float">
            <text:p>R$ 834,02</text:p>
          </table:table-cell>
          <table:table-cell table:style-name="ce41" table:formula="of:=[.G14]-[.F14]" office:value-type="float" office:value="238.475" calcext:value-type="float">
            <text:p>R$ 238,48</text:p>
          </table:table-cell>
          <table:table-cell table:style-name="ce48" table:number-columns-repeated="2"/>
          <table:table-cell table:number-columns-repeated="1009"/>
        </table:table-row>
        <table:table-row table:style-name="ro3">
          <table:table-cell table:style-name="ce36" office:value-type="string" calcext:value-type="string">
            <text:p>210x80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80" calcext:value-type="float">
            <text:p>80</text:p>
          </table:table-cell>
          <table:table-cell table:style-name="ce36" table:formula="of:=([.B15]*[.C15])/10000" office:value-type="float" office:value="1.68" calcext:value-type="float">
            <text:p>1,68</text:p>
          </table:table-cell>
          <table:table-cell table:style-name="ce40" office:value-type="float" office:value="125" calcext:value-type="float">
            <text:p>R$125,00</text:p>
          </table:table-cell>
          <table:table-cell table:style-name="ce40" table:formula="of:=([.D15]*[.$N$3])+[.E15]+[.$O$3]+([.D15]*[.$N$11])" office:value-type="float" office:value="515.8" calcext:value-type="float">
            <text:p>R$515,80</text:p>
          </table:table-cell>
          <table:table-cell table:style-name="ce40" table:formula="of:=[.F15]+[.F15]*[.$O$9]" office:value-type="float" office:value="773.7" calcext:value-type="float">
            <text:p>R$773,70</text:p>
          </table:table-cell>
          <table:table-cell table:style-name="ce40" table:formula="of:=([.G15]/(1-[.$N$5]))" office:value-type="float" office:value="813.90700610141" calcext:value-type="float">
            <text:p>R$813,91</text:p>
          </table:table-cell>
          <table:table-cell table:style-name="ce40" table:formula="of:=([.G15]/(1-[.$O$5]))" office:value-type="float" office:value="837.60961351088" calcext:value-type="float">
            <text:p>R$837,61</text:p>
          </table:table-cell>
          <table:table-cell table:style-name="ce40" table:formula="of:=([.G15]/(1-[.$N$7]))" office:value-type="float" office:value="852.374132422607" calcext:value-type="float">
            <text:p>R$852,37</text:p>
          </table:table-cell>
          <table:table-cell table:style-name="ce40" table:formula="of:=([.G15]/(1-[.$O$7]))" office:value-type="float" office:value="885.037748798902" calcext:value-type="float">
            <text:p>R$885,04</text:p>
          </table:table-cell>
          <table:table-cell table:style-name="ce41" table:formula="of:=([.G15]/(1-[.$N$9]))" office:value-type="float" office:value="901.958498484495" calcext:value-type="float">
            <text:p>R$ 901,96</text:p>
          </table:table-cell>
          <table:table-cell table:style-name="ce41" table:formula="of:=[.G15]-[.F15]" office:value-type="float" office:value="257.9" calcext:value-type="float">
            <text:p>R$ 257,90</text:p>
          </table:table-cell>
          <table:table-cell table:style-name="ce48" table:number-columns-repeated="2"/>
          <table:table-cell table:number-columns-repeated="1009"/>
        </table:table-row>
        <table:table-row table:style-name="ro3">
          <table:table-cell table:style-name="ce36" office:value-type="string" calcext:value-type="string">
            <text:p>210x90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90" calcext:value-type="float">
            <text:p>90</text:p>
          </table:table-cell>
          <table:table-cell table:style-name="ce36" table:formula="of:=([.B16]*[.C16])/10000" office:value-type="float" office:value="1.89" calcext:value-type="float">
            <text:p>1,89</text:p>
          </table:table-cell>
          <table:table-cell table:style-name="ce40" office:value-type="float" office:value="125" calcext:value-type="float">
            <text:p>R$125,00</text:p>
          </table:table-cell>
          <table:table-cell table:style-name="ce40" table:formula="of:=([.D16]*[.$O$11])+[.E16]+[.$P$3]+([.D16]*[.$N$11])" office:value-type="float" office:value="612.45" calcext:value-type="float">
            <text:p>R$612,45</text:p>
          </table:table-cell>
          <table:table-cell table:style-name="ce40" table:formula="of:=[.F16]+[.F16]*[.$O$9]" office:value-type="float" office:value="918.675" calcext:value-type="float">
            <text:p>R$918,68</text:p>
          </table:table-cell>
          <table:table-cell table:style-name="ce40" table:formula="of:=([.G16]/(1-[.$N$5]))" office:value-type="float" office:value="966.415947822428" calcext:value-type="float">
            <text:p>R$966,42</text:p>
          </table:table-cell>
          <table:table-cell table:style-name="ce40" table:formula="of:=([.G16]/(1-[.$O$5]))" office:value-type="float" office:value="994.559922052615" calcext:value-type="float">
            <text:p>R$994,56</text:p>
          </table:table-cell>
          <table:table-cell table:style-name="ce40" table:formula="of:=([.G16]/(1-[.$N$7]))" office:value-type="float" office:value="1012.09099922882" calcext:value-type="float">
            <text:p>R$1.012,09</text:p>
          </table:table-cell>
          <table:table-cell table:style-name="ce40" table:formula="of:=([.G16]/(1-[.$O$7]))" office:value-type="float" office:value="1050.87508579272" calcext:value-type="float">
            <text:p>R$1.050,88</text:p>
          </table:table-cell>
          <table:table-cell table:style-name="ce41" table:formula="of:=([.G16]/(1-[.$N$9]))" office:value-type="float" office:value="1070.96642574027" calcext:value-type="float">
            <text:p>R$ 1.070,97</text:p>
          </table:table-cell>
          <table:table-cell table:style-name="ce41" table:formula="of:=[.G16]-[.F16]" office:value-type="float" office:value="306.225" calcext:value-type="float">
            <text:p>R$ 306,23</text:p>
          </table:table-cell>
          <table:table-cell table:style-name="ce48" table:number-columns-repeated="2"/>
          <table:table-cell table:number-columns-repeated="1009"/>
        </table:table-row>
        <table:table-row table:style-name="ro3">
          <table:table-cell table:style-name="ce36" office:value-type="string" calcext:value-type="string">
            <text:p>210x100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table:formula="of:=([.B17]*[.C17])/10000" office:value-type="float" office:value="2.1" calcext:value-type="float">
            <text:p>2,1</text:p>
          </table:table-cell>
          <table:table-cell table:style-name="ce40" office:value-type="float" office:value="125" calcext:value-type="float">
            <text:p>R$125,00</text:p>
          </table:table-cell>
          <table:table-cell table:style-name="ce40" table:formula="of:=([.D17]*[.$O$11])+[.E17]+[.$P$3]+([.D17]*[.$N$11])" office:value-type="float" office:value="655.5" calcext:value-type="float">
            <text:p>R$655,50</text:p>
          </table:table-cell>
          <table:table-cell table:style-name="ce40" table:formula="of:=[.F17]+[.F17]*[.$O$9]" office:value-type="float" office:value="983.25" calcext:value-type="float">
            <text:p>R$983,25</text:p>
          </table:table-cell>
          <table:table-cell table:style-name="ce40" table:formula="of:=([.G17]/(1-[.$N$5]))" office:value-type="float" office:value="1034.34672838207" calcext:value-type="float">
            <text:p>R$1.034,35</text:p>
          </table:table-cell>
          <table:table-cell table:style-name="ce40" table:formula="of:=([.G17]/(1-[.$O$5]))" office:value-type="float" office:value="1064.46898343618" calcext:value-type="float">
            <text:p>R$1.064,47</text:p>
          </table:table-cell>
          <table:table-cell table:style-name="ce40" table:formula="of:=([.G17]/(1-[.$N$7]))" office:value-type="float" office:value="1083.2323454886" calcext:value-type="float">
            <text:p>R$1.083,23</text:p>
          </table:table-cell>
          <table:table-cell table:style-name="ce40" table:formula="of:=([.G17]/(1-[.$O$7]))" office:value-type="float" office:value="1124.74262182567" calcext:value-type="float">
            <text:p>R$1.124,74</text:p>
          </table:table-cell>
          <table:table-cell table:style-name="ce41" table:formula="of:=([.G17]/(1-[.$N$9]))" office:value-type="float" office:value="1146.24621123805" calcext:value-type="float">
            <text:p>R$ 1.146,25</text:p>
          </table:table-cell>
          <table:table-cell table:style-name="ce41" table:formula="of:=[.G17]-[.F17]" office:value-type="float" office:value="327.75" calcext:value-type="float">
            <text:p>R$ 327,75</text:p>
          </table:table-cell>
          <table:table-cell table:style-name="ce48" table:number-columns-repeated="2"/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date-style style:name="N14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  <number:text> </number:text>
      <number:am-pm/>
    </number:time-style>
    <number:number-style style:name="N13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07">
      <number:text>R$ </number:text>
      <number:number number:decimal-places="2" number:min-decimal-places="2" number:min-integer-digits="1" number:grouping="true"/>
    </number:number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3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08">
      <number:text>R$</number:text>
      <number:number number:decimal-places="2" number:min-decimal-places="2" number:min-integer-digits="1" number:grouping="true"/>
    </number:number-style>
    <number:date-style style:name="N138">
      <number:day/>
      <number:text>/</number:text>
      <number:month/>
      <number:text>/</number:text>
      <number:year number:style="long"/>
    </number:dat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day/>
      <number:text>/</number:text>
      <number:month number:textual="true"/>
      <number:text>/</number:text>
      <number:year/>
    </number:date-style>
    <number:time-style style:name="N110">
      <number:minutes number:style="long"/>
      <number:text>:</number:text>
      <number:seconds number:style="long" number:decimal-places="1"/>
    </number:time-style>
    <number:date-style style:name="N140">
      <number:day/>
      <number:text>/</number:text>
      <number:month number:textual="true"/>
    </number:dat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41">
      <number:month number:textual="true"/>
      <number:text>/</number:text>
      <number:year/>
    </number:date-style>
    <number:time-style style:name="N112">
      <number:minutes number:style="long"/>
      <number:text>:</number:text>
      <number:seconds number:style="long"/>
    </number:time-style>
    <number:number-style style:name="N11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3:50:11.23866432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color" style:display-name="PageStyle_Incol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deFumê" style:display-name="PageStyle_VerdeFumê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t</meta:initial-creator>
    <meta:creation-date>2019-06-17T23:32:48</meta:creation-date>
    <dc:date>2022-05-31T13:52:52.676255721</dc:date>
    <meta:generator>LibreOffice/7.3.3.2$Linux_X86_64 LibreOffice_project/4985bca6212b77bf8c7a86bceeb2084ec86f4b6b</meta:generator>
    <meta:editing-duration>PT3M39S</meta:editing-duration>
    <meta:editing-cycles>2</meta:editing-cycles>
    <meta:document-statistic meta:table-count="2" meta:cell-count="211" meta:object-count="0"/>
    <meta:user-defined meta:name="AppVersion">16.0300</meta:user-defined>
  </office:meta>
</office:document-meta>
</file>